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5.775cm" table:align="right" style:writing-mode="lr-tb"/>
    </style:style>
    <style:style style:name="Таблица1.A" style:family="table-column">
      <style:table-column-properties style:column-width="3.473cm"/>
    </style:style>
    <style:style style:name="Таблица1.B" style:family="table-column">
      <style:table-column-properties style:column-width="2.30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Carlito" fo:font-size="11pt" fo:font-weight="normal" officeooo:rsid="001ae982" officeooo:paragraph-rsid="001ae982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Carlito" fo:font-size="11pt" fo:font-weight="normal" officeooo:paragraph-rsid="001aa388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aa388" officeooo:paragraph-rsid="001aa388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e23c0" officeooo:paragraph-rsid="001e23c0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ae982" officeooo:paragraph-rsid="001ae982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ae982" officeooo:paragraph-rsid="001c7e96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c7e96" officeooo:paragraph-rsid="001c7e96" style:font-weight-asian="normal" style:font-weight-complex="normal"/>
    </style:style>
    <style:style style:name="P8" style:family="paragraph" style:parent-style-name="Standard">
      <style:paragraph-properties fo:text-align="justify" style:justify-single-word="false" style:writing-mode="lr-tb"/>
      <style:text-properties style:font-name="Carlito" fo:font-size="11pt" fo:language="ru" fo:country="RU" fo:font-weight="normal" officeooo:rsid="001c7e96" officeooo:paragraph-rsid="001c7e96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 style:writing-mode="lr-tb"/>
      <style:text-properties style:font-name="Carlito" fo:font-size="11pt" fo:language="ru" fo:country="RU" fo:font-weight="normal" officeooo:rsid="001f3574" officeooo:paragraph-rsid="001f3574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 style:writing-mode="lr-tb"/>
      <style:text-properties style:font-name="Carlito" fo:font-size="11pt" fo:language="ru" fo:country="RU" fo:font-weight="normal" officeooo:rsid="001e23c0" officeooo:paragraph-rsid="001e23c0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 style:writing-mode="lr-tb"/>
      <style:text-properties style:font-name="Carlito" fo:font-size="11pt" fo:language="ru" fo:country="RU" fo:font-weight="bold" officeooo:rsid="001e23c0" officeooo:paragraph-rsid="001e23c0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 style:writing-mode="lr-tb"/>
      <style:text-properties style:font-name="Carlito" fo:font-size="11pt" fo:font-weight="normal" officeooo:rsid="001e23c0" officeooo:paragraph-rsid="001f3574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 style:writing-mode="lr-tb"/>
      <style:text-properties style:font-name="Carlito" fo:font-size="11pt" fo:font-weight="normal" officeooo:rsid="001f3574" officeooo:paragraph-rsid="001f3574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 style:writing-mode="lr-tb"/>
      <style:text-properties fo:font-weight="normal" officeooo:rsid="001aa388" officeooo:paragraph-rsid="001aa388" style:font-weight-asian="normal" style:font-weight-complex="normal"/>
    </style:style>
    <style:style style:name="P15" style:family="paragraph" style:parent-style-name="Standard">
      <style:paragraph-properties fo:text-align="justify" style:justify-single-word="false" style:writing-mode="lr-tb"/>
      <style:text-properties fo:font-weight="normal" officeooo:rsid="001ae982" officeooo:paragraph-rsid="001ae982" style:font-weight-asian="normal" style:font-weight-complex="normal"/>
    </style:style>
    <style:style style:name="P16" style:family="paragraph" style:parent-style-name="Standard">
      <style:paragraph-properties fo:text-align="justify" style:justify-single-word="false" style:writing-mode="lr-tb"/>
      <style:text-properties fo:font-weight="normal" officeooo:rsid="001c7e96" officeooo:paragraph-rsid="001c7e96" style:font-weight-asian="normal" style:font-weight-complex="normal"/>
    </style:style>
    <style:style style:name="P17" style:family="paragraph" style:parent-style-name="Standard">
      <style:paragraph-properties fo:text-align="justify" style:justify-single-word="false" style:writing-mode="lr-tb"/>
      <style:text-properties fo:font-weight="normal" officeooo:rsid="001e23c0" officeooo:paragraph-rsid="001f3574" style:font-weight-asian="normal" style:font-weight-complex="normal"/>
    </style:style>
    <style:style style:name="P18" style:family="paragraph" style:parent-style-name="Standard">
      <style:paragraph-properties fo:text-align="end" style:justify-single-word="false" style:writing-mode="lr-tb"/>
      <style:text-properties fo:font-weight="normal" officeooo:rsid="001e23c0" officeooo:paragraph-rsid="001e23c0" style:font-weight-asian="normal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style:font-name="Carlito" fo:font-size="11pt" style:font-size-asian="11pt" style:font-size-complex="11pt"/>
    </style:style>
    <style:style style:name="P20" style:family="paragraph" style:parent-style-name="Table_20_Contents">
      <style:paragraph-properties fo:text-align="justify" style:justify-single-word="false"/>
      <style:text-properties style:font-name="Carlito" fo:font-size="11pt" officeooo:rsid="001f3574" officeooo:paragraph-rsid="001f3574" style:font-size-asian="11pt" style:font-size-complex="11pt"/>
    </style:style>
    <style:style style:name="P21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style:font-name="Carlito" fo:font-size="11pt" fo:language="ru" fo:country="RU" fo:font-weight="bold" officeooo:rsid="001f3574" officeooo:paragraph-rsid="001f3574" style:font-name-asian="Calibri" style:font-size-asian="11pt" style:font-weight-asian="bold" style:font-name-complex="Times New Roman" style:font-size-complex="11pt" style:font-weight-complex="bold"/>
    </style:style>
    <style:style style:name="P22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style:font-name="Carlito" fo:font-size="11pt" fo:language="ru" fo:country="RU" fo:font-weight="normal" officeooo:rsid="001fab04" officeooo:paragraph-rsid="001fab04" style:font-name-asian="Calibri" style:font-size-asian="11pt" style:font-weight-asian="normal" style:font-name-complex="Times New Roman" style:font-size-complex="11pt" style:font-weight-complex="normal"/>
    </style:style>
    <style:style style:name="P23" style:family="paragraph" style:parent-style-name="Heading_20_1">
      <style:paragraph-properties fo:text-align="justify" style:justify-single-word="false"/>
      <style:text-properties fo:font-size="11pt" fo:font-weight="bold" officeooo:paragraph-rsid="00245002" style:font-size-asian="11pt" style:font-weight-asian="bold" style:font-size-complex="11pt" style:font-weight-complex="bold"/>
    </style:style>
    <style:style style:name="T1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Carlito" fo:font-size="11pt" fo:font-weight="bold" officeooo:rsid="00245002" style:font-size-asian="11pt" style:font-weight-asian="bold" style:font-size-complex="11pt" style:font-weight-complex="bold"/>
    </style:style>
    <style:style style:name="T3" style:family="text">
      <style:text-properties style:font-name="Carlito" fo:font-size="11pt" style:font-size-asian="11pt" style:font-size-complex="11pt"/>
    </style:style>
    <style:style style:name="T4" style:family="text">
      <style:text-properties style:font-name="Carlito" fo:font-size="11pt" officeooo:rsid="001ae982" style:font-size-asian="11pt" style:font-size-complex="11pt"/>
    </style:style>
    <style:style style:name="T5" style:family="text">
      <style:text-properties style:font-name="Carlito" fo:font-size="11pt" officeooo:rsid="001c7e96" style:font-size-asian="11pt" style:font-size-complex="11pt"/>
    </style:style>
    <style:style style:name="T6" style:family="text">
      <style:text-properties style:font-name="Carlito" fo:font-size="11pt" fo:language="en" fo:country="US" style:font-size-asian="11pt" style:font-size-complex="11pt"/>
    </style:style>
    <style:style style:name="T7" style:family="text">
      <style:text-properties style:font-name="Carlito" fo:font-size="11pt" fo:language="ru" fo:country="RU" style:font-size-asian="11pt" style:font-size-complex="11pt"/>
    </style:style>
    <style:style style:name="T8" style:family="text">
      <style:text-properties style:font-name="Carlito" fo:font-size="11pt" fo:font-style="italic" style:font-size-asian="11pt" style:font-style-asian="italic" style:font-size-complex="11pt" style:font-style-complex="italic"/>
    </style:style>
    <style:style style:name="T9" style:family="text">
      <style:text-properties style:font-name="Carlito" fo:font-size="11pt" fo:font-style="italic" officeooo:rsid="001ae982" style:font-size-asian="11pt" style:font-style-asian="italic" style:font-size-complex="11pt" style:font-style-complex="italic"/>
    </style:style>
    <style:style style:name="T10" style:family="text">
      <style:text-properties style:font-name="Carlito" fo:font-size="11pt" fo:font-style="normal" style:font-size-asian="11pt" style:font-style-asian="normal" style:font-size-complex="11pt" style:font-style-complex="normal"/>
    </style:style>
    <style:style style:name="T11" style:family="text">
      <style:text-properties style:font-name="Carlito" fo:font-size="11pt" fo:font-style="normal" officeooo:rsid="001ae982" style:font-size-asian="11pt" style:font-style-asian="normal" style:font-size-complex="11pt" style:font-style-complex="normal"/>
    </style:style>
    <style:style style:name="T12" style:family="text">
      <style:text-properties style:font-name="Carlito" fo:font-weight="bold" officeooo:rsid="00245002" style:font-weight-asian="bold" style:font-weight-complex="bold"/>
    </style:style>
    <style:style style:name="T13" style:family="text">
      <style:text-properties style:font-name="Carlito" officeooo:rsid="00245002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1f3574"/>
    </style:style>
    <style:style style:name="T16" style:family="text">
      <style:text-properties fo:color="#ff0000" style:font-name="Carlito" fo:font-size="11pt" style:font-size-asian="11pt" style:font-size-complex="11pt"/>
    </style:style>
    <style:style style:name="T17" style:family="text">
      <style:text-properties officeooo:rsid="0021703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24cm" fo:text-indent="-0.635cm" fo:margin-left="1.22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59cm" fo:text-indent="-0.635cm" fo:margin-left="1.85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4cm" fo:text-indent="-0.635cm" fo:margin-left="2.4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29cm" fo:text-indent="-0.635cm" fo:margin-left="3.12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64cm" fo:text-indent="-0.635cm" fo:margin-left="3.76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99cm" fo:text-indent="-0.635cm" fo:margin-left="4.39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4cm" fo:text-indent="-0.635cm" fo:margin-left="5.03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69cm" fo:text-indent="-0.635cm" fo:margin-left="5.66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4cm" fo:text-indent="-0.635cm" fo:margin-left="6.30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39cm" fo:text-indent="-0.635cm" fo:margin-left="6.93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<text:span text:style-name="T13">Билет 2</text:span></text:h>
      <text:h text:style-name="P23" text:outline-level="1"><text:span text:style-name="T13">Электрический заряд, закон сохранения заряда. Взаимодействие заряженных тел. Закон Кулона. Элементарный заряд. Опыты Иоффе-Милликена.</text:span></text:h>
      <text:p text:style-name="P2"/>
      <text:p text:style-name="P14"><text:span text:style-name="T3">Рассмотрим атом водорода, который состоит из электрона и протона. Электрон притягивается к ядру с силой, </text:span><text:span text:style-name="T7">превышающей силу гравитационного притяжения в</text:span><text:span text:style-name="T3"><draw:frame draw:style-name="fr1" draw:name="Объект1" text:anchor-type="as-char" svg:y="-0.307cm" svg:width="0.841cm" svg:height="0.37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раз. Также эта сила взаимодействия, в отличие от силы всемирного тяготения, медленно уменьшается с увеличением расстояния. Если частицы взаимодействуют с силами, медленно убывающими с увеличением расстояния </text:span><text:span text:style-name="T4">и сильно превышающими гравитационные, то говорят, что эти частицы имеют </text:span><text:span text:style-name="T9">электрический заряд</text:span><text:span text:style-name="T11">, а частицы называют </text:span><text:span text:style-name="T9">заряженными</text:span><text:span text:style-name="T11">.</text:span></text:p>
      <text:p text:style-name="P15"><text:span text:style-name="T8">Электромагнитные взаимодействия</text:span><text:span text:style-name="T10"> — взаимодействия заряженных частиц.</text:span></text:p>
      <text:p text:style-name="P3"><text:span text:style-name="T1">Электрический заряд</text:span><text:span text:style-name="T3"> определяет интенсивность электромагнитных взаимодействий.</text:span></text:p>
      <text:p text:style-name="P4"><text:span text:style-name="T8">Единица электрического заряда в СИ</text:span><text:span text:style-name="T3"> — кулон (Кл) — заряд, проходящий за 1 секунду через поперечное сечение проводника при силе тока 1 ампер.</text:span></text:p>
      <text:p text:style-name="P1">Элементарный заряд — минимальный заряд, которым обладают все заряженные элементарные частицы.</text:p>
      <text:p text:style-name="P5"><draw:frame draw:style-name="fr1" draw:name="Объект5" text:anchor-type="as-char" svg:y="-0.409cm" svg:width="2.942cm" svg:height="0.503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6"><text:span text:style-name="T16">Закон сохранения электрического заряда</text:span><text:span text:style-name="T3"> — </text:span><text:span text:style-name="T5">в замкнутой системе алгебраическая сумма зарядов всех частиц остается неизменной.</text:span></text:p>
      <text:p text:style-name="P1">При одинаковых знаках заряда частицы отталкиваются, при разных — притягиваются.</text:p>
      <text:p text:style-name="P1"/>
      <text:p text:style-name="P7"><text:span text:style-name="T16">Закон Кулона</text:span><text:span text:style-name="T3"> — сила взаимодействия двух точечных неподвижных тел в вакууме прямо пропорциональны произведению модулей зарядов и обратно пропорциональны квадрату расстояния между ними.</text:span></text:p>
      <text:p text:style-name="P16"><text:span text:style-name="T3"><draw:frame draw:style-name="fr1" draw:name="Объект2" text:anchor-type="as-char" svg:y="-0.672cm" svg:width="2.501cm" svg:height="1.08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<draw:frame draw:style-name="fr1" draw:name="Объект3" text:anchor-type="as-char" svg:y="-0.575cm" svg:width="1.789cm" svg:height="0.954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6">- </text:span><text:span text:style-name="T7">коэффициент пропорциональности; </text:span><text:span text:style-name="T7"><draw:frame draw:style-name="fr1" draw:name="Объект4" text:anchor-type="as-char" svg:y="-0.653cm" svg:width="7.022cm" svg:height="1.062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<text:p text:style-name="P8"/>
      <text:p text:style-name="P11">Взаимодействие неподвижных зарядов внутри одного диэлектрика</text:p>
      <text:section text:style-name="Sect1" text:name="Раздел1">
        <text:p text:style-name="P11"/>
        <text:p text:style-name="P18"><text:span text:style-name="T7"><draw:frame draw:style-name="fr1" draw:name="Объект6" text:anchor-type="as-char" svg:y="-0.683cm" svg:width="2.729cm" svg:height="1.124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6">- </text:span><text:span text:style-name="T7">диэлектрическая проницаемость среды (физическая величина, характеризующая электрические свойства вещества и показывающая, во сколько раз сила взаимодействия зарядов в данной среде меньше силы их взаимодействия в вакууме) - </text:span><text:span text:style-name="T6"><text:s/></text:span><text:span text:style-name="T7">не зависит от расстояния и величин зарядов.</text:span></text:p>
        <text:p text:style-name="P17"><text:span text:style-name="T7">Закон Кулона: </text:span><text:span text:style-name="T7"><draw:frame draw:style-name="fr1" draw:name="Объект7" text:anchor-type="as-char" svg:y="-0.672cm" svg:width="3.173cm" svg:height="1.081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P12"><text:span text:style-name="T14">В</text:span><text:span text:style-name="T15">ещество</text:span></text:p>
            </table:table-cell>
            <table:table-cell table:style-name="Таблица1.B1" office:value-type="string">
              <text:p text:style-name="P19"><draw:frame draw:style-name="fr1" draw:name="Объект8" text:anchor-type="as-char" svg:y="-0.215cm" svg:width="0.385cm" svg:height="0.242cm" draw:z-index="6"><draw:object xlink:href="./Object 8" xlink:type="simple" xlink:show="embed" xlink:actuate="onLoad"/><draw:image xlink:href="./ObjectReplacements/Object 8" xlink:type="simple" xlink:show="embed" xlink:actuate="onLoad"/></draw:frame></text:p>
            </table:table-cell>
          </table:table-row>
          <table:table-row>
            <table:table-cell table:style-name="Таблица1.A2" office:value-type="string">
              <text:p text:style-name="P12"><text:span text:style-name="T14">В</text:span><text:span text:style-name="T15">оздух (н.у.)</text:span></text:p>
            </table:table-cell>
            <table:table-cell table:style-name="Таблица1.B2" office:value-type="string">
              <text:p text:style-name="P20">1.000594</text:p>
            </table:table-cell>
          </table:table-row>
          <table:table-row>
            <table:table-cell table:style-name="Таблица1.A2" office:value-type="string">
              <text:p text:style-name="P13"><text:span text:style-name="T15">К</text:span><text:span text:style-name="T14">еросин</text:span></text:p>
            </table:table-cell>
            <table:table-cell table:style-name="Таблица1.B2" office:value-type="string">
              <text:p text:style-name="P20">2.1</text:p>
            </table:table-cell>
          </table:table-row>
          <table:table-row>
            <table:table-cell table:style-name="Таблица1.A2" office:value-type="string">
              <text:p text:style-name="P9">Вода</text:p>
            </table:table-cell>
            <table:table-cell table:style-name="Таблица1.B2" office:value-type="string">
              <text:p text:style-name="P20">81</text:p>
            </table:table-cell>
          </table:table-row>
          <table:table-row>
            <table:table-cell table:style-name="Таблица1.A2" office:value-type="string">
              <text:p text:style-name="P9">Эбонит</text:p>
            </table:table-cell>
            <table:table-cell table:style-name="Таблица1.B2" office:value-type="string">
              <text:p text:style-name="P20">5 — 10</text:p>
            </table:table-cell>
          </table:table-row>
          <table:table-row>
            <table:table-cell table:style-name="Таблица1.A2" office:value-type="string">
              <text:p text:style-name="P13">Стекло</text:p>
            </table:table-cell>
            <table:table-cell table:style-name="Таблица1.B2" office:value-type="string">
              <text:p text:style-name="P20">2.7 — 2.9</text:p>
            </table:table-cell>
          </table:table-row>
        </table:table>
        <text:p text:style-name="P10"/>
        <text:p text:style-name="P10"/>
      </text:section>
      <text:p text:style-name="P10"/>
      <text:p text:style-name="P21">Опыты Иоффе-Милликена</text:p>
      <text:p text:style-name="P22">Опыт<text:span text:style-name="T17">ы</text:span> <text:span text:style-name="T17">Иоффе и </text:span>Милликена — опыт<text:span text:style-name="T17">ы</text:span> по измерению элементарного электрического заряда (заряда электрона).</text:p>
      <text:p text:style-name="P22">Идея эксперимента состоит в нахождении баланса между силой тяжести и электрическим отталкиванием. Управляя мощностью электрического поля, удержива<text:span text:style-name="T17">ют</text:span> мелкие капельки масла в механическом равновесии. <text:span text:style-name="T17">Э</text:span>ксперимент для нескольких капель подтвер<text:span text:style-name="T17">дил</text:span>, что общий заряд капли складывается из нескольких элементарных. Значение заряда электрона в опыте 1911 года получилось равным<draw:frame draw:style-name="fr1" draw:name="Объект9" text:anchor-type="as-char" svg:y="-0.377cm" svg:width="2.007cm" svg:height="0.471cm" draw:z-index="8"><draw:object xlink:href="./Object 9" xlink:type="simple" xlink:show="embed" xlink:actuate="onLoad"/><draw:image xlink:href="./ObjectReplacements/Object 9" xlink:type="simple" xlink:show="embed" xlink:actuate="onLoad"/></draw:frame>, что на 1% отличается от современного значения в <draw:frame draw:style-name="fr1" draw:name="Объект10" text:anchor-type="as-char" svg:y="-0.377cm" svg:width="2.069cm" svg:height="0.471cm" draw:z-index="9"><draw:object xlink:href="./Object 10" xlink:type="simple" xlink:show="embed" xlink:actuate="onLoad"/><draw:image xlink:href="./ObjectReplacements/Object 10" xlink:type="simple" xlink:show="embed" xlink:actuate="onLoad"/></draw:fram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Table_20_Contents" style:display-name="Tabl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WW8Num13z0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99cm" fo:margin-bottom="0.596cm" fo:margin-left="0.612cm" fo:margin-right="0.59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5:56:55.928000000</meta:creation-date>
    <dc:date>2018-05-26T22:29:38.076000000</dc:date>
    <meta:editing-duration>PT15M39S</meta:editing-duration>
    <meta:editing-cycles>5</meta:editing-cycles>
    <meta:generator>LibreOffice/5.3.4.2$Windows_X86_64 LibreOffice_project/f82d347ccc0be322489bf7da61d7e4ad13fe2ff3</meta:generator>
    <meta:document-statistic meta:table-count="1" meta:image-count="0" meta:object-count="10" meta:page-count="1" meta:paragraph-count="30" meta:word-count="292" meta:character-count="2370" meta:non-whitespace-character-count="2093"/>
  </office:meta>
</office:document-meta>
</file>

<file path=Object 1/content.xml><?xml version="1.0" encoding="utf-8"?>
<math xmlns="http://www.w3.org/1998/Math/MathML" display="block">
  <semantics>
    <mstyle mathsize="9pt">
      <msup>
        <mn>10</mn>
        <mn>39</mn>
      </msup>
    </mstyle>
    <annotation encoding="StarMath 5.0">size 9{10^39}</annotation>
  </semantics>
</math>
</file>

<file path=Object 10/content.xml><?xml version="1.0" encoding="utf-8"?>
<math xmlns="http://www.w3.org/1998/Math/MathML" display="block">
  <semantics>
    <mrow>
      <mn>1.602</mn>
      <mn>...</mn>
      <mi mathvariant="italic">Кл</mi>
    </mrow>
    <annotation encoding="StarMath 5.0">1.602... Кл</annotation>
  </semantics>
</math>
</file>

<file path=Object 2/content.xml><?xml version="1.0" encoding="utf-8"?>
<math xmlns="http://www.w3.org/1998/Math/MathML" display="block">
  <semantics>
    <mrow>
      <mi>F</mi>
      <mo stretchy="false">=</mo>
      <mrow>
        <mi>k</mi>
        <mo stretchy="false">⋅</mo>
        <mfrac>
          <mrow>
            <mrow>
              <mo fence="true" stretchy="true">|</mo>
              <mrow>
                <msub>
                  <mi>q</mi>
                  <mn>1</mn>
                </msub>
              </mrow>
              <mo fence="true" stretchy="true">|</mo>
            </mrow>
            <mo stretchy="false">⋅</mo>
            <mrow>
              <mo fence="true" stretchy="true">|</mo>
              <mrow>
                <msub>
                  <mi>q</mi>
                  <mn>2</mn>
                </msub>
              </mrow>
              <mo fence="true" stretchy="true">|</mo>
            </mrow>
          </mrow>
          <msup>
            <mi>r</mi>
            <mn>2</mn>
          </msup>
        </mfrac>
      </mrow>
    </mrow>
    <annotation encoding="StarMath 5.0">F = k cdot {{ abs{q_1}cdot abs{q_2} }over r^2}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n>1</mn>
        <mrow>
          <mn>4</mn>
          <mi mathvariant="normal">π</mi>
          <msub>
            <mi mathvariant="normal">ε</mi>
            <mn>0</mn>
          </msub>
        </mrow>
      </mfrac>
    </mrow>
    <annotation encoding="StarMath 5.0">k = 1 over { 4 %pi  %varepsilon_0  }</annotation>
  </semantics>
</math>
</file>

<file path=Object 4/content.xml><?xml version="1.0" encoding="utf-8"?>
<math xmlns="http://www.w3.org/1998/Math/MathML" display="block">
  <semantics>
    <mrow>
      <mrow>
        <mi>k</mi>
        <mo stretchy="false">=</mo>
        <mrow>
          <mn>9</mn>
          <mo stretchy="false">⋅</mo>
          <msup>
            <mn>10</mn>
            <mn>9</mn>
          </msup>
        </mrow>
      </mrow>
      <mfrac>
        <mrow>
          <mi>H</mi>
          <mo stretchy="false">⋅</mo>
          <msup>
            <mi>м</mi>
            <mn>2</mn>
          </msup>
        </mrow>
        <msup>
          <mi mathvariant="italic">Кл</mi>
          <mn>2</mn>
        </msup>
      </mfrac>
      <mi>;</mi>
      <mspace width="4em"/>
      <mrow>
        <mi mathvariant="normal">ε</mi>
        <mo stretchy="false">=</mo>
        <mrow>
          <mn>8.85</mn>
          <mo stretchy="false">⋅</mo>
          <msup>
            <mn>10</mn>
            <mrow>
              <mo stretchy="false">−</mo>
              <mn>12</mn>
            </mrow>
          </msup>
        </mrow>
      </mrow>
      <mfrac>
        <msup>
          <mi mathvariant="italic">Кл</mi>
          <mn>2</mn>
        </msup>
        <mrow>
          <mi>H</mi>
          <mo stretchy="false">⋅</mo>
          <msup>
            <mi>м</mi>
            <mn>2</mn>
          </msup>
        </mrow>
      </mfrac>
    </mrow>
    <annotation encoding="StarMath 5.0">k = 9 cdot 10^9 H cdot м^2 over Кл^2;~~%varepsilon = 8.85 cdot 10^-12  Кл^2 over{H cdot м^2 }</annotation>
  </semantics>
</math>
</file>

<file path=Object 5/content.xml><?xml version="1.0" encoding="utf-8"?>
<math xmlns="http://www.w3.org/1998/Math/MathML" display="block">
  <semantics>
    <mrow>
      <mrow>
        <mover accent="true">
          <mi>e</mi>
          <mo stretchy="false">¯</mo>
        </mover>
        <mo stretchy="false">=</mo>
        <mrow>
          <mn>1.6</mn>
          <mo stretchy="false">⋅</mo>
          <msup>
            <mn>10</mn>
            <mrow>
              <mo stretchy="false">−</mo>
              <mn>19</mn>
            </mrow>
          </msup>
        </mrow>
      </mrow>
      <mi mathvariant="italic">Кл</mi>
    </mrow>
    <annotation encoding="StarMath 5.0"> bar e = 1.6 cdot 10^-19  Кл</annotation>
  </semantics>
</math>
</file>

<file path=Object 6/content.xml><?xml version="1.0" encoding="utf-8"?>
<math xmlns="http://www.w3.org/1998/Math/MathML" display="block">
  <semantics>
    <mrow>
      <mfrac>
        <msub>
          <mi>F</mi>
          <mrow>
            <mi>в</mi>
            <mspace width="0.5em"/>
            <mi mathvariant="italic">вакууме</mi>
          </mrow>
        </msub>
        <msub>
          <mi>F</mi>
          <mrow>
            <mi>в</mi>
            <mspace width="0.5em"/>
            <mi mathvariant="italic">диэлектрике</mi>
          </mrow>
        </msub>
      </mfrac>
      <mo stretchy="false">=</mo>
      <mi mathvariant="normal">ε</mi>
    </mrow>
    <annotation encoding="StarMath 5.0">F_{в`вакууме}over F_{ в`диэлектрике } = %varepsilon</annotation>
  </semantics>
</math>
</file>

<file path=Object 7/content.xml><?xml version="1.0" encoding="utf-8"?>
<math xmlns="http://www.w3.org/1998/Math/MathML" display="block">
  <semantics>
    <mrow>
      <mi>F</mi>
      <mo stretchy="false">=</mo>
      <mrow>
        <mfrac>
          <mn>1</mn>
          <mrow>
            <mn>4</mn>
            <msub>
              <mi mathvariant="normal">ε</mi>
              <mn>0</mn>
            </msub>
            <mi mathvariant="normal">ε</mi>
          </mrow>
        </mfrac>
        <mo stretchy="false">⋅</mo>
        <mfrac>
          <mrow>
            <mrow>
              <mo fence="true" stretchy="true">|</mo>
              <mrow>
                <msub>
                  <mi>q</mi>
                  <mn>1</mn>
                </msub>
              </mrow>
              <mo fence="true" stretchy="true">|</mo>
            </mrow>
            <mo stretchy="false">⋅</mo>
            <mrow>
              <mo fence="true" stretchy="true">|</mo>
              <mrow>
                <msub>
                  <mi>q</mi>
                  <mn>2</mn>
                </msub>
              </mrow>
              <mo fence="true" stretchy="true">|</mo>
            </mrow>
          </mrow>
          <msup>
            <mi>r</mi>
            <mn>2</mn>
          </msup>
        </mfrac>
      </mrow>
    </mrow>
    <annotation encoding="StarMath 5.0">F = 1 over {4 %varepsilon_0 %varepsilon  } cdot {{ abs{q_1}cdot abs{q_2} }over r^2}</annotation>
  </semantics>
</math>
</file>

<file path=Object 8/content.xml><?xml version="1.0" encoding="utf-8"?>
<math xmlns="http://www.w3.org/1998/Math/MathML" display="block">
  <semantics>
    <mi mathvariant="normal">ε</mi>
    <annotation encoding="StarMath 5.0">%varepsilon </annotation>
  </semantics>
</math>
</file>

<file path=Object 9/content.xml><?xml version="1.0" encoding="utf-8"?>
<math xmlns="http://www.w3.org/1998/Math/MathML" display="block">
  <semantics>
    <mrow>
      <mn>1.5984</mn>
      <mi mathvariant="italic">Кл</mi>
    </mrow>
    <annotation encoding="StarMath 5.0"> 1.5984 Кл</annotation>
  </semantics>
</math>
</file>